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688in" table:align="right"/>
    </style:style>
    <style:style style:name="Table1.A" style:family="table-column">
      <style:table-column-properties style:column-width="1.5049in"/>
    </style:style>
    <style:style style:name="Table1.B" style:family="table-column">
      <style:table-column-properties style:column-width="5.36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5479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style:writing-mode="page"/>
    </style:style>
    <style:style style:name="P1" style:family="paragraph" style:parent-style-name="Table_20_Contents">
      <style:text-properties officeooo:rsid="000a167c" officeooo:paragraph-rsid="00130fcf"/>
    </style:style>
    <style:style style:name="P2" style:family="paragraph" style:parent-style-name="Table_20_Contents">
      <style:text-properties officeooo:rsid="00130fcf" officeooo:paragraph-rsid="00130fcf"/>
    </style:style>
    <style:style style:name="P3" style:family="paragraph" style:parent-style-name="Table_20_Contents">
      <style:text-properties officeooo:rsid="00160727" officeooo:paragraph-rsid="00160727"/>
    </style:style>
    <style:style style:name="P4" style:family="paragraph" style:parent-style-name="Table_20_Contents">
      <style:text-properties officeooo:rsid="001864e6" officeooo:paragraph-rsid="001864e6"/>
    </style:style>
    <style:style style:name="P5" style:family="paragraph" style:parent-style-name="Table_20_Contents">
      <style:text-properties officeooo:rsid="00340b4f" officeooo:paragraph-rsid="00340b4f"/>
    </style:style>
    <style:style style:name="P6" style:family="paragraph" style:parent-style-name="Table_20_Contents">
      <style:text-properties officeooo:paragraph-rsid="00340b4f"/>
    </style:style>
    <style:style style:name="P7" style:family="paragraph" style:parent-style-name="Table_20_Contents">
      <style:text-properties officeooo:rsid="004a9728" officeooo:paragraph-rsid="004a9728"/>
    </style:style>
    <style:style style:name="P8" style:family="paragraph" style:parent-style-name="Table_20_Contents">
      <style:text-properties officeooo:rsid="0071a37b" officeooo:paragraph-rsid="0071a37b"/>
    </style:style>
    <style:style style:name="P9" style:family="paragraph" style:parent-style-name="Table_20_Contents">
      <style:text-properties officeooo:rsid="007c05f7" officeooo:paragraph-rsid="007c05f7"/>
    </style:style>
    <style:style style:name="P10" style:family="paragraph" style:parent-style-name="Table_20_Contents">
      <style:text-properties officeooo:rsid="00919f5a" officeooo:paragraph-rsid="00919f5a"/>
    </style:style>
    <style:style style:name="P11" style:family="paragraph" style:parent-style-name="Table_20_Contents">
      <style:text-properties officeooo:rsid="0096a48a" officeooo:paragraph-rsid="0096a48a"/>
    </style:style>
    <style:style style:name="P12" style:family="paragraph" style:parent-style-name="Table_20_Contents">
      <style:text-properties officeooo:rsid="009b5c15" officeooo:paragraph-rsid="009b5c15"/>
    </style:style>
    <style:style style:name="P13" style:family="paragraph" style:parent-style-name="Table_20_Contents">
      <style:text-properties officeooo:rsid="009db7ee" officeooo:paragraph-rsid="009db7ee"/>
    </style:style>
    <style:style style:name="P14" style:family="paragraph" style:parent-style-name="Table_20_Contents">
      <style:text-properties officeooo:rsid="009db7ee" officeooo:paragraph-rsid="00a7e743"/>
    </style:style>
    <style:style style:name="P15" style:family="paragraph" style:parent-style-name="Table_20_Contents">
      <style:text-properties officeooo:rsid="00a2926a" officeooo:paragraph-rsid="00a2926a"/>
    </style:style>
    <style:style style:name="P16" style:family="paragraph" style:parent-style-name="Table_20_Contents">
      <style:text-properties officeooo:paragraph-rsid="007c05f7"/>
    </style:style>
    <style:style style:name="P17" style:family="paragraph" style:parent-style-name="Table_20_Contents">
      <style:text-properties officeooo:paragraph-rsid="001864e6"/>
    </style:style>
    <style:style style:name="P18" style:family="paragraph" style:parent-style-name="Table_20_Contents">
      <style:text-properties officeooo:rsid="00aade39" officeooo:paragraph-rsid="00aade39"/>
    </style:style>
    <style:style style:name="P19" style:family="paragraph" style:parent-style-name="Table_20_Contents">
      <style:text-properties officeooo:rsid="00b55df3" officeooo:paragraph-rsid="00b55df3"/>
    </style:style>
    <style:style style:name="P20" style:family="paragraph" style:parent-style-name="Table_20_Contents">
      <style:paragraph-properties fo:margin-left="0.4925in" fo:margin-right="0in" fo:text-indent="0in" style:auto-text-indent="false"/>
      <style:text-properties officeooo:rsid="0014c209" officeooo:paragraph-rsid="0014c209"/>
    </style:style>
    <style:style style:name="P21" style:family="paragraph" style:parent-style-name="Table_20_Contents">
      <style:paragraph-properties fo:margin-left="0.4925in" fo:margin-right="0in" fo:text-indent="0in" style:auto-text-indent="false"/>
      <style:text-properties officeooo:rsid="00130fcf" officeooo:paragraph-rsid="0014c209"/>
    </style:style>
    <style:style style:name="P22" style:family="paragraph" style:parent-style-name="Standard">
      <style:text-properties officeooo:paragraph-rsid="00130fcf"/>
    </style:style>
    <style:style style:name="P23" style:family="paragraph" style:parent-style-name="Standard">
      <style:text-properties officeooo:rsid="0014c209" officeooo:paragraph-rsid="0014c209"/>
    </style:style>
    <style:style style:name="P24" style:family="paragraph" style:parent-style-name="Standard">
      <style:text-properties officeooo:rsid="00160727" officeooo:paragraph-rsid="00160727"/>
    </style:style>
    <style:style style:name="P25" style:family="paragraph" style:parent-style-name="Standard">
      <style:text-properties officeooo:rsid="00160727" officeooo:paragraph-rsid="009a72ab"/>
    </style:style>
    <style:style style:name="P26" style:family="paragraph" style:parent-style-name="Standard">
      <style:text-properties officeooo:rsid="001a3f41" officeooo:paragraph-rsid="001a3f41"/>
    </style:style>
    <style:style style:name="P27" style:family="paragraph" style:parent-style-name="Standard">
      <style:text-properties officeooo:rsid="004a9728" officeooo:paragraph-rsid="009aac31"/>
    </style:style>
    <style:style style:name="P28" style:family="paragraph" style:parent-style-name="Standard">
      <style:text-properties officeooo:rsid="004408f9" officeooo:paragraph-rsid="004c5d0f"/>
    </style:style>
    <style:style style:name="P29" style:family="paragraph" style:parent-style-name="Standard">
      <style:text-properties officeooo:rsid="00340b4f" officeooo:paragraph-rsid="004a9728"/>
    </style:style>
    <style:style style:name="P30" style:family="paragraph" style:parent-style-name="Standard">
      <style:text-properties officeooo:rsid="0092e364" officeooo:paragraph-rsid="0092e364"/>
    </style:style>
    <style:style style:name="P31" style:family="paragraph" style:parent-style-name="Standard">
      <style:text-properties officeooo:rsid="008d0599" officeooo:paragraph-rsid="00a7e743"/>
    </style:style>
    <style:style style:name="P32" style:family="paragraph" style:parent-style-name="Standard">
      <style:text-properties style:use-window-font-color="true" style:font-name="AppleSystemUIFont" fo:font-size="12pt" officeooo:rsid="0092e364" officeooo:paragraph-rsid="0092e364" style:font-size-asian="12pt"/>
    </style:style>
    <style:style style:name="P33" style:family="paragraph" style:parent-style-name="Standard">
      <style:text-properties officeooo:rsid="00afac6a" officeooo:paragraph-rsid="00afac6a"/>
    </style:style>
    <style:style style:name="P34" style:family="paragraph" style:parent-style-name="Standard">
      <style:text-properties officeooo:rsid="00b00efa" officeooo:paragraph-rsid="00b209c5"/>
    </style:style>
    <style:style style:name="P35" style:family="paragraph" style:parent-style-name="Standard">
      <style:text-properties officeooo:rsid="00b209c5" officeooo:paragraph-rsid="00b209c5"/>
    </style:style>
    <style:style style:name="P36" style:family="paragraph" style:parent-style-name="Standard">
      <style:text-properties officeooo:rsid="00b55df3" officeooo:paragraph-rsid="00b55df3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Table_20_Contents">
      <style:paragraph-properties fo:margin-left="0.778in" fo:margin-right="0in" fo:text-indent="0in" style:auto-text-indent="false"/>
      <style:text-properties officeooo:rsid="00a14fbd" officeooo:paragraph-rsid="00a14fbd"/>
    </style:style>
    <style:style style:name="P39" style:family="paragraph" style:parent-style-name="Text_20_body">
      <style:text-properties officeooo:rsid="00a9642a" officeooo:paragraph-rsid="00a9642a"/>
    </style:style>
    <style:style style:name="P40" style:family="paragraph" style:parent-style-name="Text_20_body">
      <style:text-properties officeooo:rsid="00aade39" officeooo:paragraph-rsid="00aade39"/>
    </style:style>
    <style:style style:name="P41" style:family="paragraph" style:parent-style-name="Text_20_body">
      <style:text-properties officeooo:paragraph-rsid="00aade39"/>
    </style:style>
    <style:style style:name="P42" style:family="paragraph" style:parent-style-name="Text_20_body">
      <style:text-properties officeooo:rsid="00abe8e8" officeooo:paragraph-rsid="00abe8e8"/>
    </style:style>
    <style:style style:name="P43" style:family="paragraph" style:parent-style-name="Text_20_body">
      <style:text-properties officeooo:paragraph-rsid="00abe8e8"/>
    </style:style>
    <style:style style:name="P44" style:family="paragraph" style:parent-style-name="Heading_20_3">
      <style:text-properties officeooo:paragraph-rsid="00a63be0"/>
    </style:style>
    <style:style style:name="P45" style:family="paragraph" style:parent-style-name="Heading_20_3">
      <style:text-properties officeooo:paragraph-rsid="00b95a45"/>
    </style:style>
    <style:style style:name="P46" style:family="paragraph" style:parent-style-name="Heading_20_3">
      <style:paragraph-properties fo:break-before="page"/>
      <style:text-properties officeooo:rsid="004a9728" officeooo:paragraph-rsid="00a63be0"/>
    </style:style>
    <style:style style:name="P47" style:family="paragraph" style:parent-style-name="Heading_20_3">
      <style:paragraph-properties fo:break-before="page"/>
      <style:text-properties officeooo:paragraph-rsid="00b95a45"/>
    </style:style>
    <style:style style:name="P48" style:family="paragraph" style:parent-style-name="Heading_20_4">
      <style:text-properties officeooo:rsid="00a9642a" officeooo:paragraph-rsid="00a9642a"/>
    </style:style>
    <style:style style:name="P49" style:family="paragraph" style:parent-style-name="Heading_20_5">
      <style:text-properties officeooo:rsid="00aade39" officeooo:paragraph-rsid="00aade39"/>
    </style:style>
    <style:style style:name="P50" style:family="paragraph" style:parent-style-name="Standard" style:list-style-name="L3">
      <style:text-properties officeooo:rsid="004702cb" officeooo:paragraph-rsid="004702cb"/>
    </style:style>
    <style:style style:name="P51" style:family="paragraph" style:parent-style-name="Standard" style:list-style-name="L3">
      <style:text-properties officeooo:rsid="00a91fbb" officeooo:paragraph-rsid="00a91fbb"/>
    </style:style>
    <style:style style:name="P52" style:family="paragraph" style:parent-style-name="Standard" style:list-style-name="L4">
      <style:text-properties officeooo:rsid="004778b2" officeooo:paragraph-rsid="004778b2"/>
    </style:style>
    <style:style style:name="P53" style:family="paragraph" style:parent-style-name="Standard" style:list-style-name="L4">
      <style:text-properties style:font-name="Liberation Serif" fo:font-size="12pt" officeooo:rsid="0062d183" officeooo:paragraph-rsid="00730b45" style:font-size-asian="12pt" style:font-size-complex="12pt"/>
    </style:style>
    <style:style style:name="P54" style:family="paragraph" style:parent-style-name="Standard" style:list-style-name="L5">
      <style:text-properties officeooo:rsid="008d0599" officeooo:paragraph-rsid="00a7e743"/>
    </style:style>
    <style:style style:name="P55" style:family="paragraph" style:parent-style-name="Standard" style:list-style-name="L8">
      <style:text-properties officeooo:rsid="001e6ae2" officeooo:paragraph-rsid="004a5ed6"/>
    </style:style>
    <style:style style:name="P56" style:family="paragraph" style:parent-style-name="Standard" style:list-style-name="L8">
      <style:text-properties officeooo:rsid="001e6ae2" officeooo:paragraph-rsid="00730e84"/>
    </style:style>
    <style:style style:name="P57" style:family="paragraph" style:parent-style-name="Standard" style:list-style-name="L8">
      <style:text-properties officeooo:rsid="004a5ed6" officeooo:paragraph-rsid="004a5ed6"/>
    </style:style>
    <style:style style:name="P58" style:family="paragraph" style:parent-style-name="Standard" style:list-style-name="L8">
      <style:text-properties officeooo:rsid="00730e84" officeooo:paragraph-rsid="00989827"/>
    </style:style>
    <style:style style:name="P59" style:family="paragraph" style:parent-style-name="Standard" style:list-style-name="L9">
      <style:text-properties officeooo:rsid="00b00efa" officeooo:paragraph-rsid="00b209c5"/>
    </style:style>
    <style:style style:name="P60" style:family="paragraph" style:parent-style-name="Standard" style:list-style-name="L9">
      <style:text-properties officeooo:rsid="00b209c5" officeooo:paragraph-rsid="00b209c5"/>
    </style:style>
    <style:style style:name="P61" style:family="paragraph" style:parent-style-name="Standard">
      <style:text-properties officeooo:rsid="00b209c5" officeooo:paragraph-rsid="00b209c5"/>
    </style:style>
    <style:style style:name="P62" style:family="paragraph" style:parent-style-name="Standard" style:list-style-name="L9">
      <style:text-properties officeooo:rsid="00b55df3" officeooo:paragraph-rsid="00b55df3"/>
    </style:style>
    <style:style style:name="P63" style:family="paragraph" style:parent-style-name="Standard">
      <style:paragraph-properties fo:margin-top="0in" fo:margin-bottom="0in" loext:contextual-spacing="false"/>
      <style:text-properties officeooo:rsid="00b784e2" officeooo:paragraph-rsid="00b784e2"/>
    </style:style>
    <style:style style:name="P64" style:family="paragraph" style:parent-style-name="Standard" style:list-style-name="L9">
      <style:paragraph-properties fo:margin-top="0in" fo:margin-bottom="0in" loext:contextual-spacing="false"/>
      <style:text-properties officeooo:paragraph-rsid="00b784e2"/>
    </style:style>
    <style:style style:name="P65" style:family="paragraph" style:parent-style-name="Table_20_Contents" style:list-style-name="L1">
      <style:text-properties officeooo:rsid="00a14fbd" officeooo:paragraph-rsid="00a14fbd"/>
    </style:style>
    <style:style style:name="P66" style:family="paragraph" style:parent-style-name="Table_20_Contents" style:list-style-name="L2">
      <style:text-properties officeooo:rsid="00a2926a" officeooo:paragraph-rsid="00a2926a"/>
    </style:style>
    <style:style style:name="P67" style:family="paragraph" style:parent-style-name="Table_20_Contents" style:list-style-name="L6">
      <style:text-properties officeooo:rsid="009ad02b" officeooo:paragraph-rsid="009ad02b"/>
    </style:style>
    <style:style style:name="P68" style:family="paragraph" style:parent-style-name="Table_20_Contents" style:list-style-name="L7">
      <style:text-properties officeooo:rsid="00a7e743" officeooo:paragraph-rsid="00a7e743"/>
    </style:style>
    <style:style style:name="P69" style:family="paragraph" style:parent-style-name="Table_20_Contents">
      <style:text-properties officeooo:rsid="00b209c5" officeooo:paragraph-rsid="00b209c5"/>
    </style:style>
    <style:style style:name="P70" style:family="paragraph" style:parent-style-name="Table_20_Contents">
      <style:text-properties officeooo:rsid="00b3e425" officeooo:paragraph-rsid="00b3e425"/>
    </style:style>
    <style:style style:name="P71" style:family="paragraph" style:parent-style-name="Text_20_body" style:list-style-name="L11">
      <style:text-properties officeooo:rsid="00aade39" officeooo:paragraph-rsid="00aade39"/>
    </style:style>
    <style:style style:name="T1" style:family="text">
      <style:text-properties officeooo:rsid="0014c209"/>
    </style:style>
    <style:style style:name="T2" style:family="text">
      <style:text-properties officeooo:rsid="001a3f41"/>
    </style:style>
    <style:style style:name="T3" style:family="text">
      <style:text-properties officeooo:rsid="00340b4f"/>
    </style:style>
    <style:style style:name="T4" style:family="text">
      <style:text-properties officeooo:rsid="004702cb"/>
    </style:style>
    <style:style style:name="T5" style:family="text">
      <style:text-properties officeooo:rsid="004a5ed6"/>
    </style:style>
    <style:style style:name="T6" style:family="text">
      <style:text-properties officeooo:rsid="008a6c5b"/>
    </style:style>
    <style:style style:name="T7" style:family="text">
      <style:text-properties officeooo:rsid="008d0599"/>
    </style:style>
    <style:style style:name="T8" style:family="text">
      <style:text-properties officeooo:rsid="00919f5a"/>
    </style:style>
    <style:style style:name="T9" style:family="text">
      <style:text-properties officeooo:rsid="0096c523"/>
    </style:style>
    <style:style style:name="T10" style:family="text">
      <style:text-properties officeooo:rsid="009a72ab"/>
    </style:style>
    <style:style style:name="T11" style:family="text">
      <style:text-properties officeooo:rsid="009aac31"/>
    </style:style>
    <style:style style:name="T12" style:family="text">
      <style:text-properties officeooo:rsid="009ad02b"/>
    </style:style>
    <style:style style:name="T13" style:family="text">
      <style:text-properties officeooo:rsid="009db7ee"/>
    </style:style>
    <style:style style:name="T14" style:family="text">
      <style:text-properties officeooo:rsid="004a9728"/>
    </style:style>
    <style:style style:name="T15" style:family="text">
      <style:text-properties officeooo:rsid="00a14fbd"/>
    </style:style>
    <style:style style:name="T16" style:family="text">
      <style:text-properties officeooo:rsid="00a2926a"/>
    </style:style>
    <style:style style:name="T17" style:family="text">
      <style:text-properties officeooo:rsid="00a63be0"/>
    </style:style>
    <style:style style:name="T18" style:family="text">
      <style:text-properties officeooo:rsid="00a7e743"/>
    </style:style>
    <style:style style:name="T19" style:family="text">
      <style:text-properties officeooo:rsid="00a9642a"/>
    </style:style>
    <style:style style:name="T20" style:family="text">
      <style:text-properties officeooo:rsid="00aade39"/>
    </style:style>
    <style:style style:name="T21" style:family="text">
      <style:text-properties officeooo:rsid="00abe8e8"/>
    </style:style>
    <style:style style:name="T22" style:family="text">
      <style:text-properties officeooo:rsid="00b00efa"/>
    </style:style>
    <style:style style:name="T23" style:family="text">
      <style:text-properties officeooo:rsid="00b209c5"/>
    </style:style>
    <style:style style:name="T24" style:family="text">
      <style:text-properties officeooo:rsid="00b784e2"/>
    </style:style>
    <style:style style:name="T25" style:family="text">
      <style:text-properties officeooo:rsid="00b55d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8in" fo:text-indent="-0.25in" fo:margin-left="1.27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28in" fo:text-indent="-0.25in" fo:margin-left="1.5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78in" fo:text-indent="-0.25in" fo:margin-left="1.77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28in" fo:text-indent="-0.25in" fo:margin-left="2.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78in" fo:text-indent="-0.25in" fo:margin-left="2.27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28in" fo:text-indent="-0.25in" fo:margin-left="2.5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78in" fo:text-indent="-0.25in" fo:margin-left="2.77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28in" fo:text-indent="-0.25in" fo:margin-left="3.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78in" fo:text-indent="-0.25in" fo:margin-left="3.27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28in" fo:text-indent="-0.25in" fo:margin-left="3.52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846in" fo:text-indent="-0.25in" fo:margin-left="3.984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89in" fo:text-indent="-0.25in" fo:margin-left="0.88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39in" fo:text-indent="-0.25in" fo:margin-left="1.1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89in" fo:text-indent="-0.25in" fo:margin-left="1.38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39in" fo:text-indent="-0.25in" fo:margin-left="1.6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89in" fo:text-indent="-0.25in" fo:margin-left="1.88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39in" fo:text-indent="-0.25in" fo:margin-left="2.1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89in" fo:text-indent="-0.25in" fo:margin-left="2.38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39in" fo:text-indent="-0.25in" fo:margin-left="2.6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89in" fo:text-indent="-0.25in" fo:margin-left="2.88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39in" fo:text-indent="-0.25in" fo:margin-left="3.139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8in" fo:text-indent="-0.25in" fo:margin-left="1.278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28in" fo:text-indent="-0.25in" fo:margin-left="1.5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78in" fo:text-indent="-0.25in" fo:margin-left="1.77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28in" fo:text-indent="-0.25in" fo:margin-left="2.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78in" fo:text-indent="-0.25in" fo:margin-left="2.27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28in" fo:text-indent="-0.25in" fo:margin-left="2.5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78in" fo:text-indent="-0.25in" fo:margin-left="2.77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28in" fo:text-indent="-0.25in" fo:margin-left="3.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78in" fo:text-indent="-0.25in" fo:margin-left="3.27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28in" fo:text-indent="-0.25in" fo:margin-left="3.528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89in" fo:text-indent="-0.25in" fo:margin-left="0.88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39in" fo:text-indent="-0.25in" fo:margin-left="1.1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89in" fo:text-indent="-0.25in" fo:margin-left="1.38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39in" fo:text-indent="-0.25in" fo:margin-left="1.6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89in" fo:text-indent="-0.25in" fo:margin-left="1.88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39in" fo:text-indent="-0.25in" fo:margin-left="2.1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89in" fo:text-indent="-0.25in" fo:margin-left="2.38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39in" fo:text-indent="-0.25in" fo:margin-left="2.6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89in" fo:text-indent="-0.25in" fo:margin-left="2.88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39in" fo:text-indent="-0.25in" fo:margin-left="3.139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165in" fo:text-indent="-0.25in" fo:margin-left="3.91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_20_2">1. Use Case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Description</text:p>
          </table:table-cell>
          <table:table-cell table:style-name="Table1.B1" office:value-type="string">
            <text:p text:style-name="P2">A set of unit test that call different Bioinform<text:span text:style-name="T15">atics</text:span> Algorithms <text:span text:style-name="T15">which are provided by a set of exercises</text:span></text:p>
          </table:table-cell>
        </table:table-row>
        <table:table-row>
          <table:table-cell table:style-name="Table1.A2" office:value-type="string">
            <text:p text:style-name="P1">Main <text:span text:style-name="T8">Path</text:span></text:p>
          </table:table-cell>
          <table:table-cell table:style-name="Table1.B2" office:value-type="string">
            <text:p text:style-name="P2">1. The Unit Test are executed </text:p>
            <text:p text:style-name="P21"><text:span text:style-name="T1">a</text:span>. Each Unit Test will <text:span text:style-name="T15">test a different a</text:span>lgorithm <text:span text:style-name="T15">with</text:span> different inputs to an <text:span text:style-name="T1">existing algorithm including the following:</text:span></text:p>
            <text:list xml:id="list1732833235" text:style-name="L1">
              <text:list-item>
                <text:p text:style-name="P65">Pretest provide by the set of exercises</text:p>
              </text:list-item>
              <text:list-item>
                <text:p text:style-name="P65">Posttest provides by the set of exercises</text:p>
              </text:list-item>
              <text:list-item>
                <text:p text:style-name="P65">Edge cases such as empty string and null for the input parameters</text:p>
              </text:list-item>
            </text:list>
            <text:p text:style-name="P38"/>
            <text:p text:style-name="P20">b. <text:span text:style-name="T16">Each unit test will verify that the output is correct</text:span></text:p>
            <text:p text:style-name="P20"/>
            <text:p text:style-name="P20">c. <text:span text:style-name="T16">The output will be display to the user on the console</text:span></text:p>
          </table:table-cell>
        </table:table-row>
        <table:table-row>
          <table:table-cell table:style-name="Table1.A2" office:value-type="string">
            <text:p text:style-name="P10">Actors</text:p>
          </table:table-cell>
          <table:table-cell table:style-name="Table1.B2" office:value-type="string">
            <text:p text:style-name="P15">A person or another program </text:p>
            <text:list xml:id="list1441033095" text:style-name="L2">
              <text:list-item>
                <text:p text:style-name="P66">(Person mainly) → understand how to code an algorithms</text:p>
              </text:list-item>
              <text:list-item>
                <text:p text:style-name="P66">Using the library to create a new algorithm </text:p>
              </text:list-item>
              <text:list-item>
                <text:p text:style-name="P66">Analyzing a dataset</text:p>
              </text:list-item>
            </text:list>
          </table:table-cell>
        </table:table-row>
        <table:table-row>
          <table:table-cell table:style-name="Table1.A2" office:value-type="string">
            <text:p text:style-name="P10">Prerequisites </text:p>
          </table:table-cell>
          <table:table-cell table:style-name="Table1.B2" office:value-type="string">
            <text:p text:style-name="P12">None</text:p>
          </table:table-cell>
        </table:table-row>
        <table:table-row>
          <table:table-cell table:style-name="Table1.A2" office:value-type="string">
            <text:p text:style-name="P15">Post Condition</text:p>
          </table:table-cell>
          <table:table-cell table:style-name="Table1.B2" office:value-type="string">
            <text:p text:style-name="P15">All the test have executed and the result have been verified and presented to the user</text:p>
          </table:table-cell>
        </table:table-row>
      </table:table>
      <text:p text:style-name="P22"/>
      <text:p text:style-name="P37">2. Assumptions</text:p>
      <text:p text:style-name="P23"/>
      <text:p text:style-name="P26">All input will be done by reading files. <text:s/>However, this could later <text:span text:style-name="T3">change by implementing Restful Service or Microservices.</text:span></text:p>
      <text:p text:style-name="P32"/>
      <text:p text:style-name="P30"/>
      <text:p text:style-name="P30"/>
      <text:p text:style-name="P30"/>
      <text:p text:style-name="P30"/>
      <text:p text:style-name="P30"/>
      <text:p text:style-name="P26"/>
      <text:p text:style-name="P37">3. High Level View</text:p>
      <text:h text:style-name="Heading_20_3" text:outline-level="3"><text:tab/><text:span text:style-name="T4">Compiling the program</text:span></text:h>
      <text:p text:style-name="P24"/>
      <text:list xml:id="list426669535" text:style-name="L3">
        <text:list-item>
          <text:p text:style-name="P50">mvn <text:span text:style-name="T15">install</text:span> – Create the class files and run the test programs that test the utility code and run the bioinformatic algorithms</text:p>
        </text:list-item>
        <text:list-item>
          <text:p text:style-name="P51">Configuration Management command line programs</text:p>
        </text:list-item>
      </text:list>
      <text:list xml:id="list3722549279" text:style-name="L4">
        <text:list-item>
          <text:p text:style-name="P52">mvn javadoc:javadoc – Creates the html files generated from the javadoc.</text:p>
        </text:list-item>
        <text:list-item>
          <text:p text:style-name="P53">mvn fmt;format – Formats the files to the Google <text:span text:style-name="T13">Standard</text:span></text:p>
        </text:list-item>
        <text:list-item>
          <text:p text:style-name="P53">tidy -xml -i pom.xml &gt; .tmp ; mv .tmp pom.xml</text:p>
        </text:list-item>
      </text:list>
      <text:p text:style-name="P24"/>
      <text:p text:style-name="P24"><text:tab/><text:span text:style-name="T10">Function Libraries</text:span> <text:line-break/><text:line-break/><text:tab/><text:tab/>A library that contains a set of classes to make it easier to program.</text:p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Object</text:p>
          </table:table-cell>
          <table:table-cell table:style-name="Table2.B1" office:value-type="string">
            <text:p text:style-name="P3">Description</text:p>
          </table:table-cell>
        </table:table-row>
        <table:table-row table:style-name="Table2.2">
          <table:table-cell table:style-name="Table2.A2" office:value-type="string">
            <text:p text:style-name="P3">MyLogger</text:p>
          </table:table-cell>
          <table:table-cell table:style-name="Table2.B2" office:value-type="string">
            <text:p text:style-name="P3">A class that creates and configures a logger that the developer can write messages to.</text:p>
            <text:p text:style-name="P3"/>
            <text:p text:style-name="P9"><text:span text:style-name="T6">In order to </text:span><text:s/><text:span text:style-name="T6">keep the coupling low the classes that use this object must convert the object into a String.</text:span></text:p>
            <text:p text:style-name="P16"/>
          </table:table-cell>
        </table:table-row>
        <table:table-row>
          <table:table-cell table:style-name="Table2.A2" office:value-type="string">
            <text:p text:style-name="P3">MyInputFile</text:p>
          </table:table-cell>
          <table:table-cell table:style-name="Table2.B2" office:value-type="string">
            <text:p text:style-name="P5">A class to read the <text:span text:style-name="T11">text</text:span> from a text file. <text:s/><text:span text:style-name="T17">Built my own to experiment with Streams</text:span></text:p>
            <text:p text:style-name="P6"/>
          </table:table-cell>
        </table:table-row>
        <table:table-row>
          <table:table-cell table:style-name="Table2.A2" office:value-type="string">
            <text:p text:style-name="P4">ReturnPacket</text:p>
          </table:table-cell>
          <table:table-cell table:style-name="Table2.B2" office:value-type="string">
            <text:p text:style-name="P4">An object that be <text:span text:style-name="T3">returned</text:span> from any function <text:span text:style-name="T3">and/or</text:span> tier. <text:s/>Contains a variable for a<text:span text:style-name="T3">n</text:span> error code, <text:span text:style-name="T3">error </text:span>message and object <text:span text:style-name="T17">for a class that is returned.</text:span></text:p>
            <text:p text:style-name="P17"/>
          </table:table-cell>
        </table:table-row>
        <table:table-row>
          <table:table-cell table:style-name="Table2.A2" office:value-type="string">
            <text:p text:style-name="P5">JsonJacksonWrapper</text:p>
          </table:table-cell>
          <table:table-cell table:style-name="Table2.B2" office:value-type="string">
            <text:p text:style-name="P5">A wrapper around the Faster XML Jackson Library to Read JSON Files.</text:p>
            <text:p text:style-name="P5"/>
          </table:table-cell>
        </table:table-row>
        <table:table-row>
          <table:table-cell table:style-name="Table2.A2" office:value-type="string">
            <text:p text:style-name="P11">JsonWrapper</text:p>
          </table:table-cell>
          <table:table-cell table:style-name="Table2.B2" office:value-type="string">
            <text:p text:style-name="P11">An interface <text:span text:style-name="T9">to convert JSON Files into Java Classes. <text:s text:c="2"/>Allows for the user to use mock objects or the simple integration of other JSON Files into java Classes into the environment</text:span></text:p>
          </table:table-cell>
        </table:table-row>
      </table:table>
      <text:p text:style-name="P24"/>
      <text:h text:style-name="P44" text:outline-level="3"><text:tab/><text:span text:style-name="T14"><text:tab/></text:span></text:h>
      <text:h text:style-name="P46" text:outline-level="3">Types</text:h>
      <text:p text:style-name="P28"><text:tab/>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Object </text:p>
          </table:table-cell>
          <table:table-cell table:style-name="Table4.B1" office:value-type="string">
            <text:p text:style-name="P7">Description</text:p>
          </table:table-cell>
        </table:table-row>
        <table:table-row>
          <table:table-cell table:style-name="Table4.A2" office:value-type="string">
            <text:p text:style-name="P29">NucleicAcidPolymer<text:span text:style-name="T17">Type</text:span></text:p>
          </table:table-cell>
          <table:table-cell table:style-name="Table4.B2" office:value-type="string">
            <text:p text:style-name="P27">The base class or class that describes any Nucleic AcidPol<text:span text:style-name="T7">ymer. <text:s/>Contains functions that can operate on any nucleic acid without know anything specific about the nucleic acid</text:span></text:p>
            <text:p text:style-name="P27"/>
            <text:p text:style-name="P31">Example of children classes are:</text:p>
            <text:list xml:id="list2817058039" text:style-name="L5">
              <text:list-item>
                <text:p text:style-name="P54">Deoxyribonucleic Acid, </text:p>
              </text:list-item>
              <text:list-item>
                <text:p text:style-name="P54">RiboNucleicAcids</text:p>
              </text:list-item>
            </text:list>
          </table:table-cell>
        </table:table-row>
        <table:table-row>
          <table:table-cell table:style-name="Table4.A2" office:value-type="string">
            <text:p text:style-name="P7">DeoxyribenucleicAcid<text:span text:style-name="T17">Type</text:span></text:p>
          </table:table-cell>
          <table:table-cell table:style-name="Table4.B2" office:value-type="string">
            <text:p text:style-name="P7">The class that models DNA. <text:s/><text:span text:style-name="T12">Contains functions that operatr on DNA. <text:s/>Examples are</text:span></text:p>
            <text:list xml:id="list3920364851" text:style-name="L6">
              <text:list-item>
                <text:p text:style-name="P67">convertToRNA</text:p>
              </text:list-item>
              <text:list-item>
                <text:p text:style-name="P67">complement</text:p>
              </text:list-item>
            </text:list>
            <text:p text:style-name="P7"/>
            <text:p text:style-name="P7"/>
          </table:table-cell>
        </table:table-row>
        <table:table-row>
          <table:table-cell table:style-name="Table4.A2" office:value-type="string">
            <text:p text:style-name="P8">RibonucleicAcid<text:span text:style-name="T17">Type</text:span></text:p>
          </table:table-cell>
          <table:table-cell table:style-name="Table4.B2" office:value-type="string">
            <text:p text:style-name="P8">The class that models RNA. <text:s/><text:span text:style-name="T12">Currently there are no functions, but this type is created by other functions found in the Deoxyribonucleic Acid</text:span></text:p>
          </table:table-cell>
        </table:table-row>
        <table:table-row>
          <table:table-cell table:style-name="Table4.A2" office:value-type="string">
            <text:p text:style-name="P13">NucleicAcidInformation</text:p>
          </table:table-cell>
          <table:table-cell table:style-name="Table4.B2" office:value-type="string">
            <text:p text:style-name="P13">A class that contains fact about a specific nucleic acid <text:s/>such as Deoxyribonucleic Acid or Ribonucleic Acid.</text:p>
            <text:p text:style-name="P13"/>
            <text:p text:style-name="P14">Example of information that they can contain are the following : </text:p>
            <text:list xml:id="list3611732574" text:style-name="L7">
              <text:list-item>
                <text:p text:style-name="P68">Names of base pairs that can exist in the polymer </text:p>
              </text:list-item>
              <text:list-item>
                <text:p text:style-name="P68">Opposites of each of the bases </text:p>
              </text:list-item>
            </text:list>
            <text:p text:style-name="P13"/>
            <text:p text:style-name="P13">Usually each NucleicAcidInformation will <text:span text:style-name="T18">have</text:span> an “has” relationship with a class that inherits from NucleicAcidPolymer</text:p>
          </table:table-cell>
        </table:table-row>
      </table:table>
      <text:p text:style-name="P24"/>
      <text:p text:style-name="P25"><text:tab/><text:tab/></text:p>
      <text:h text:style-name="P45" text:outline-level="3"><text:tab/></text:h>
      <text:h text:style-name="P47" text:outline-level="3">Overall Structure<text:tab/><text:tab/><text:tab/><text:tab/></text:h>
      <text:p text:style-name="P24"/>
      <text:p text:style-name="P24"><text:tab/><text:span text:style-name="T2">The TestIntroductionBioinformatics Class will contain a method with the @Test for each <text:tab/>algorithm. <text:s/>Currently we have the following algorithms</text:span></text:p>
      <text:p text:style-name="P24"/>
      <text:list xml:id="list3980734856" text:style-name="L8">
        <text:list-item>
          <text:p text:style-name="P55">Introductory Algorithms</text:p>
          <text:list>
            <text:list-item>
              <text:p text:style-name="P57">CountNucleotides</text:p>
            </text:list-item>
            <text:list-item>
              <text:p text:style-name="P56"><text:span text:style-name="T5">TranscribeDNA</text:span><text:tab/></text:p>
            </text:list-item>
            <text:list-item>
              <text:p text:style-name="P58">reverseComplement</text:p>
              <text:p text:style-name="P58"/>
            </text:list-item>
          </text:list>
        </text:list-item>
      </text:list>
      <text:p text:style-name="P33"><text:tab/>The algorihtm <text:span text:style-name="T22">will have the follow</text:span><text:span text:style-name="T24">i</text:span><text:span text:style-name="T22">ng structure</text:span></text:p>
      <text:p text:style-name="P33"/>
      <text:list xml:id="list3035707760" text:style-name="L9">
        <text:list-item>
          <text:p text:style-name="P59">A call to the member function data <text:s/>in TestIntroductionBioinformatics which rereives the preTest <text:span text:style-name="T24">and postTest </text:span>( name and data ) and the default test functions ( <text:span text:style-name="T23">when the polymer is either null or empty. <text:s/>The call will produce the following map: LinkedHashMap&lt;Stirng, NucleicAcidPolymertestCase&gt;</text:span></text:p>
        </text:list-item>
      </text:list>
      <text:p text:style-name="P34"/>
      <text:list xml:id="list34353222310152" text:continue-numbering="true" text:style-name="L9">
        <text:list-item>
          <text:p text:style-name="P60">The map is iterated through</text:p>
        </text:list-item>
      </text:list>
      <text:p text:style-name="P35"/>
      <text:list xml:id="list34352924232381" text:continue-numbering="true" text:style-name="L9">
        <text:list-item>
          <text:list>
            <text:list-item>
              <text:p text:style-name="P62">During the iteration the first func<text:span text:style-name="T24">ti</text:span>on called will execute is the function that performs the algorithm.</text:p>
            </text:list-item>
          </text:list>
        </text:list-item>
      </text:list>
      <text:p text:style-name="P35"/>
      <text:p text:style-name="P35"><text:tab/><text:tab/><text:tab/><text:tab/><text:tab/>Problem : Attempt to make the funcitons generic, but the type erase was <text:tab/><text:tab/><text:tab/><text:tab/><text:tab/>causing issues ( two functions turned out to have the same signature ). <text:s/><text:tab/><text:tab/><text:tab/><text:tab/><text:tab/>The solution devised was to use the Stratergy Pattern<text:tab/></text:p>
      <text:p text:style-name="P35"><text:tab/><text:tab/><text:tab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9">Strategy Pattern</text:p>
          </table:table-cell>
          <table:table-cell table:style-name="Table5.A1" office:value-type="string">
            <text:p text:style-name="P69">Description</text:p>
          </table:table-cell>
        </table:table-row>
        <table:table-row>
          <table:table-cell table:style-name="Table5.A1" office:value-type="string">
            <text:p text:style-name="P70">ConvertDnaToRnaStrategy</text:p>
          </table:table-cell>
          <table:table-cell table:style-name="Table5.A1" office:value-type="string">
            <text:p text:style-name="P70">The input is DNA and the output is RNA</text:p>
          </table:table-cell>
        </table:table-row>
        <table:table-row>
          <table:table-cell table:style-name="Table5.A1" office:value-type="string">
            <text:p text:style-name="P70">Count Strategy</text:p>
          </table:table-cell>
          <table:table-cell table:style-name="Table5.A1" office:value-type="string">
            <text:p text:style-name="P70">Start with a Polymer such as DNA or RNA and get a map of the nucleotides and the count of each nucleictides</text:p>
          </table:table-cell>
        </table:table-row>
        <table:table-row>
          <table:table-cell table:style-name="Table5.A1" office:value-type="string">
            <text:p text:style-name="P70">OperateOnDnaFunctionStrategy</text:p>
          </table:table-cell>
          <table:table-cell table:style-name="Table5.A1" office:value-type="string">
            <text:p text:style-name="P70">The input is a DNA and the output is a DNA</text:p>
          </table:table-cell>
        </table:table-row>
      </table:table>
      <text:p text:style-name="P63"/>
      <text:list xml:id="list34352090599583" text:continue-numbering="true" text:style-name="L9">
        <text:list-item>
          <text:list>
            <text:list-item>
              <text:p text:style-name="P64"><text:span text:style-name="T24">During the iteration the second function will validate the data. <text:s/>There is a collection of functions that will help the developer valide the algorithm is correct.</text:span></text:p>
              <text:p text:style-name="P64"/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Validation Function</text:p>
          </table:table-cell>
          <table:table-cell table:style-name="Table6.A1" office:value-type="string">
            <text:p text:style-name="P19">Description</text:p>
          </table:table-cell>
        </table:table-row>
        <table:table-row>
          <table:table-cell table:style-name="Table6.A1" office:value-type="string">
            <text:p text:style-name="P19">CountValidate</text:p>
          </table:table-cell>
          <table:table-cell table:style-name="Table6.A1" office:value-type="string">
            <text:p text:style-name="P19">Verifies the count returned in a Map are correct</text:p>
          </table:table-cell>
        </table:table-row>
        <table:table-row>
          <table:table-cell table:style-name="Table6.A1" office:value-type="string">
            <text:p text:style-name="P19">PolymerValidate</text:p>
          </table:table-cell>
          <table:table-cell table:style-name="Table6.A1" office:value-type="string">
            <text:p text:style-name="P19">Verifies the polymer craeated ( DNA, RNA etc…) matches the correct solution polymer</text:p>
          </table:table-cell>
        </table:table-row>
      </table:table>
      <text:p text:style-name="P36"/>
      <text:p text:style-name="P37">Lesson<text:span text:style-name="T19">s</text:span> Learned</text:p>
      <text:h text:style-name="Heading_20_3" text:outline-level="3">Infrastructure</text:h>
      <text:h text:style-name="P48" text:outline-level="4">Running Junit Test</text:h>
      <text:p text:style-name="P39">Surefire Test was not working when made a dependency in the POM File. <text:s/>However, when it was designated a plugin in the POM File then it worked. <text:s/>A plugin provies a set of goals that can be executed. <text:s/></text:p>
      <text:p text:style-name="P39">The syntax usuaally is mvn [plugin-name]:[goal-name]</text:p>
      <text:p text:style-name="P39">The type of plugins are:</text:p>
      <text:p text:style-name="P39"><text:tab/>Build Plugins which are executed during the Build Phase</text:p>
      <text:p text:style-name="P39"><text:tab/>Reporting Plugins that are executed during the reporting phase</text:p>
      <text:p text:style-name="P39"><text:tab/>Each plugin should have the Maven Coordinates ( group id, artifact id, version )</text:p>
      <text:h text:style-name="Heading_20_5" text:outline-level="5">Maven </text:h>
      <text:h text:style-name="Heading_20_4" text:outline-level="4">Formatting the Code</text:h>
      <text:p text:style-name="P39">The project will use com.ooveo.fmt-maven-plugin to format the code. <text:s/>To execute the plugin the following command must be executed:</text:p>
      <text:p text:style-name="P39"><text:tab/>mvn fmt:fmt</text:p>
      <text:h text:style-name="Heading_20_4" text:outline-level="4">Creating the Javadoc</text:h>
      <text:p text:style-name="Text_20_body"><text:tab/><text:span text:style-name="T20">m</text:span>vn<text:span text:style-name="T20"> javadoc:java</text:span></text:p>
      <text:h text:style-name="P49" text:outline-level="5">Plugins</text:h>
      <text:p text:style-name="Text_20_body"><text:tab/><text:span text:style-name="T20">An advantage of maven is the ability to use plugins. <text:s/>The plugin can be used from project to project, so acquiring a collection of plugins can help to improve the quality for this project and future projects. <text:s/>My set of plugins include the following.</text:span></text:p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Plugin</text:p>
          </table:table-cell>
          <table:table-cell table:style-name="Table3.A1" office:value-type="string">
            <text:p text:style-name="P18">Description</text:p>
          </table:table-cell>
        </table:table-row>
        <table:table-row>
          <table:table-cell table:style-name="Table3.A1" office:value-type="string">
            <text:p text:style-name="P40">maven-pmd-plugin</text:p>
          </table:table-cell>
          <table:table-cell table:style-name="Table3.A1" office:value-type="string">
            <text:p text:style-name="P40">Examines the code <text:s/>for common programming issues by analyzing the source code</text:p>
          </table:table-cell>
        </table:table-row>
        <table:table-row>
          <table:table-cell table:style-name="Table3.A1" office:value-type="string">
            <text:p text:style-name="P40">spotbug-maven-plugin<text:tab/><text:tab/></text:p>
          </table:table-cell>
          <table:table-cell table:style-name="Table3.A1" office:value-type="string">
            <text:p text:style-name="P40">Uses static analysis to look for bugs</text:p>
          </table:table-cell>
        </table:table-row>
        <table:table-row>
          <table:table-cell table:style-name="Table3.A1" office:value-type="string">
            <text:p text:style-name="P18">Maven-checkstyle-plugin-standard</text:p>
          </table:table-cell>
          <table:table-cell table:style-name="Table3.A1" office:value-type="string">
            <text:p text:style-name="P18">Help programmers to adhere to coding standard</text:p>
          </table:table-cell>
        </table:table-row>
      </table:table>
      <text:list xml:id="list551680115" text:style-name="L11">
        <text:list-header>
          <text:p text:style-name="P71"><text:tab/><text:tab/>l</text:p>
        </text:list-header>
      </text:list>
      <text:p text:style-name="P40">Maven – Find the Goals of a plugin</text:p>
      <text:p text:style-name="P40"><text:soft-page-break/>The goals of a plugin <text:span text:style-name="T21">can be displayed. <text:s/></text:span></text:p>
      <text:p text:style-name="P41"><text:span text:style-name="T20"><text:tab/></text:span><text:span text:style-name="T21">mvn help:describe</text:span></text:p>
      <text:p text:style-name="P41"><text:tab/><text:tab/>-<text:span text:style-name="T21">DgroupId=com.coveo</text:span></text:p>
      <text:p text:style-name="P41"><text:tab/><text:tab/>-<text:span text:style-name="T21">DartifactId=fmt-maven-plugin</text:span></text:p>
      <text:p text:style-name="P41"><text:tab/><text:tab/>-<text:span text:style-name="T21">Dversion=2.8</text:span></text:p>
      <text:p text:style-name="P41"><text:tab/><text:span text:style-name="T21">The gorupId, artifactId, version will be different for each plugin</text:span></text:p>
      <text:p text:style-name="P43"/>
      <text:p text:style-name="P42"/>
      <text:p text:style-name="Heading_20_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12T00:57:31.538555000</meta:creation-date>
    <dc:date>2020-10-02T03:43:51.829948494</dc:date>
    <meta:editing-duration>P11DT4H56M57S</meta:editing-duration>
    <meta:editing-cycles>61</meta:editing-cycles>
    <meta:generator>LibreOffice/6.4.6.2$Linux_X86_64 LibreOffice_project/40$Build-2</meta:generator>
    <meta:document-statistic meta:table-count="6" meta:image-count="0" meta:object-count="0" meta:page-count="7" meta:paragraph-count="129" meta:word-count="997" meta:character-count="6204" meta:non-whitespace-character-count="5259"/>
  </office:meta>
</office:document-meta>
</file>